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office:value-type="float" office:value="1152">
            <text:p>1152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 office:value-type="float" office:value="1">
            <text:p>1</text:p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229">
            <text:p>1229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 office:value-type="float" office:value="1">
            <text:p>1</text:p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82">
            <text:p>782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524">
            <text:p>1524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 office:value-type="float" office:value="1">
            <text:p>1</text:p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863">
            <text:p>863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18">
            <text:p>818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054">
            <text:p>1054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62">
            <text:p>1462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 office:value-type="float" office:value="1">
            <text:p>1</text:p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685">
            <text:p>685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 office:value-type="float" office:value="1">
            <text:p>1</text:p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965">
            <text:p>12965</text:p>
          </table:table-cell>
          <table:table-cell office:value-type="float" office:value="1">
            <text:p>1</text:p>
          </table:table-cell>
          <table:table-cell office:value-type="float" office:value="12835">
            <text:p>12835</text:p>
          </table:table-cell>
          <table:table-cell office:value-type="float" office:value="13255">
            <text:p>1325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 office:value-type="float" office:value="1">
            <text:p>1</text:p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office:value-type="float" office:value="2049">
            <text:p>2049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350">
            <text:p>1350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994">
            <text:p>2994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 office:value-type="float" office:value="1">
            <text:p>1</text:p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0">
            <text:p>1770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12">
            <text:p>1812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4">
            <text:p>1224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247">
            <text:p>1247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92">
            <text:p>992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 office:value-type="float" office:value="1">
            <text:p>1</text:p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6">
            <text:p>1726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33">
            <text:p>1833</text:p>
          </table:table-cell>
          <table:table-cell table:formula="of:=IF(AND([.B18]&gt;[.E18];[.C18]=0);1;&quot;&quot;)">
            <text:p/>
          </table:table-cell>
          <table:table-cell table:formula="of:=IF(AND([.B18]&lt;=[.E18];[.C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office:value-type="float" office:value="1303">
            <text:p>130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 office:value-type="float" office:value="1">
            <text:p>1</text:p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326">
            <text:p>4326</text:p>
          </table:table-cell>
          <table:table-cell office:value-type="float" office:value="4330">
            <text:p>4330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33">
            <text:p>1233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 office:value-type="float" office:value="1">
            <text:p>1</text:p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60">
            <text:p>4960</text:p>
          </table:table-cell>
          <table:table-cell office:value-type="float" office:value="1">
            <text:p>1</text:p>
          </table:table-cell>
          <table:table-cell office:value-type="float" office:value="4918">
            <text:p>4918</text:p>
          </table:table-cell>
          <table:table-cell office:value-type="float" office:value="5300">
            <text:p>530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 office:value-type="float" office:value="1">
            <text:p>1</text:p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630">
            <text:p>4630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90">
            <text:p>6790</text:p>
          </table:table-cell>
          <table:table-cell office:value-type="float" office:value="1">
            <text:p>1</text:p>
          </table:table-cell>
          <table:table-cell office:value-type="float" office:value="6672">
            <text:p>6672</text:p>
          </table:table-cell>
          <table:table-cell office:value-type="float" office:value="6860">
            <text:p>686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200">
            <text:p>19200</text:p>
          </table:table-cell>
          <table:table-cell office:value-type="float" office:value="1">
            <text:p>1</text:p>
          </table:table-cell>
          <table:table-cell office:value-type="float" office:value="18765">
            <text:p>18765</text:p>
          </table:table-cell>
          <table:table-cell office:value-type="float" office:value="19670">
            <text:p>1967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98">
            <text:p>2798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7">
            <text:p>1877</text:p>
          </table:table-cell>
          <table:table-cell office:value-type="float" office:value="1">
            <text:p>1</text:p>
          </table:table-cell>
          <table:table-cell office:value-type="float" office:value="1873">
            <text:p>1873</text:p>
          </table:table-cell>
          <table:table-cell office:value-type="float" office:value="1890">
            <text:p>1890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 office:value-type="float" office:value="1">
            <text:p>1</text:p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121">
            <text:p>1121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 office:value-type="float" office:value="1">
            <text:p>1</text:p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510">
            <text:p>4510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65">
            <text:p>466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4933">
            <text:p>4933</text:p>
          </table:table-cell>
          <table:table-cell office:value-type="float" office:value="5070">
            <text:p>507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float" office:value="1934">
            <text:p>1934</text:p>
          </table:table-cell>
          <table:table-cell table:formula="of:=IF(AND([.B32]&gt;[.E32];[.C32]=0);1;&quot;&quot;)">
            <text:p/>
          </table:table-cell>
          <table:table-cell table:formula="of:=IF(AND([.B32]&lt;=[.E32];[.C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2137">
            <text:p>2137</text:p>
          </table:table-cell>
          <table:table-cell office:value-type="float" office:value="2145">
            <text:p>2145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00">
            <text:p>2700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float" office:value="2222">
            <text:p>2222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 office:value-type="float" office:value="1">
            <text:p>1</text:p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7">
            <text:p>1177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229">
            <text:p>1229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922">
            <text:p>3922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 office:value-type="float" office:value="1">
            <text:p>1</text:p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77">
            <text:p>1777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741">
            <text:p>2741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510">
            <text:p>851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120">
            <text:p>7120</text:p>
          </table:table-cell>
          <table:table-cell office:value-type="float" office:value="7210">
            <text:p>721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53">
            <text:p>1453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office:value-type="float" office:value="1844">
            <text:p>1844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 office:value-type="float" office:value="1">
            <text:p>1</text:p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3415">
            <text:p>3415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 office:value-type="float" office:value="1">
            <text:p>1</text:p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2653">
            <text:p>2653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3475">
            <text:p>3475</text:p>
          </table:table-cell>
          <table:table-cell office:value-type="float" office:value="3590">
            <text:p>3590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 office:value-type="float" office:value="1">
            <text:p>1</text:p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3015">
            <text:p>3015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50">
            <text:p>575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736">
            <text:p>3736</text:p>
          </table:table-cell>
          <table:table-cell office:value-type="float" office:value="3950">
            <text:p>3950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642">
            <text:p>2642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522">
            <text:p>2522</text:p>
          </table:table-cell>
          <table:table-cell office:value-type="float" office:value="2637">
            <text:p>2637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455">
            <text:p>4455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80">
            <text:p>5680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740">
            <text:p>574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  <table:table-cell office:value-type="float" office:value="4300">
            <text:p>4300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598">
            <text:p>1598</text:p>
          </table:table-cell>
          <table:table-cell office:value-type="float" office:value="1633">
            <text:p>1633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 office:value-type="float" office:value="1">
            <text:p>1</text:p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office:value-type="float" office:value="1195">
            <text:p>1195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 office:value-type="float" office:value="1">
            <text:p>1</text:p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40">
            <text:p>604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80">
            <text:p>608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71">
            <text:p>1971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671">
            <text:p>5671</text:p>
          </table:table-cell>
          <table:table-cell office:value-type="float" office:value="5760">
            <text:p>576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 office:value-type="float" office:value="1">
            <text:p>1</text:p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3634">
            <text:p>3634</text:p>
          </table:table-cell>
          <table:table-cell office:value-type="float" office:value="3730">
            <text:p>373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86">
            <text:p>1886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39">
            <text:p>1939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951">
            <text:p>1951</text:p>
          </table:table-cell>
          <table:table-cell office:value-type="float" office:value="2045">
            <text:p>2045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 office:value-type="float" office:value="1">
            <text:p>1</text:p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194">
            <text:p>5194</text:p>
          </table:table-cell>
          <table:table-cell office:value-type="float" office:value="5460">
            <text:p>546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65">
            <text:p>1765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808">
            <text:p>1808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41">
            <text:p>841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1997">
            <text:p>1997</text:p>
          </table:table-cell>
          <table:table-cell office:value-type="float" office:value="2068">
            <text:p>2068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 office:value-type="float" office:value="1">
            <text:p>1</text:p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30">
            <text:p>14930</text:p>
          </table:table-cell>
          <table:table-cell office:value-type="float" office:value="1">
            <text:p>1</text:p>
          </table:table-cell>
          <table:table-cell office:value-type="float" office:value="14775">
            <text:p>14775</text:p>
          </table:table-cell>
          <table:table-cell office:value-type="float" office:value="14970">
            <text:p>1497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571">
            <text:p>2571</text:p>
          </table:table-cell>
          <table:table-cell office:value-type="float" office:value="2627">
            <text:p>2627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 office:value-type="float" office:value="1">
            <text:p>1</text:p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36">
            <text:p>5236</text:p>
          </table:table-cell>
          <table:table-cell office:value-type="float" office:value="1">
            <text:p>1</text:p>
          </table:table-cell>
          <table:table-cell office:value-type="float" office:value="5190">
            <text:p>5190</text:p>
          </table:table-cell>
          <table:table-cell office:value-type="float" office:value="5372">
            <text:p>5372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578">
            <text:p>9578</text:p>
          </table:table-cell>
          <table:table-cell office:value-type="float" office:value="9560">
            <text:p>956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89">
            <text:p>1089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float" office:value="1421">
            <text:p>1421</text:p>
          </table:table-cell>
          <table:table-cell office:value-type="float" office:value="1484">
            <text:p>1484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 office:value-type="float" office:value="1">
            <text:p>1</text:p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float" office:value="983">
            <text:p>983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 office:value-type="float" office:value="1">
            <text:p>1</text:p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102">
            <text:p>1102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float" office:value="2843">
            <text:p>2843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 office:value-type="float" office:value="1">
            <text:p>1</text:p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float" office:value="2984">
            <text:p>2984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 office:value-type="float" office:value="1">
            <text:p>1</text:p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30">
            <text:p>3430</text:p>
          </table:table-cell>
          <table:table-cell office:value-type="float" office:value="3400">
            <text:p>340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office:value-type="float" office:value="1430">
            <text:p>1430</text:p>
          </table:table-cell>
          <table:table-cell office:value-type="float" office:value="1474">
            <text:p>1474</text:p>
          </table:table-cell>
          <table:table-cell table:formula="of:=IF(AND([.B87]&gt;[.E87];[.C87]=0);1;&quot;&quot;)">
            <text:p/>
          </table:table-cell>
          <table:table-cell table:formula="of:=IF(AND([.B87]&lt;=[.E87];[.C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95">
            <text:p>159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695">
            <text:p>1695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 office:value-type="float" office:value="1">
            <text:p>1</text:p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608">
            <text:p>608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2173">
            <text:p>2173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office:value-type="float" office:value="1985">
            <text:p>1985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62">
            <text:p>1162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32">
            <text:p>2132</text:p>
          </table:table-cell>
          <table:table-cell office:value-type="float" office:value="1">
            <text:p>1</text:p>
          </table:table-cell>
          <table:table-cell office:value-type="float" office:value="2139">
            <text:p>2139</text:p>
          </table:table-cell>
          <table:table-cell office:value-type="float" office:value="2233">
            <text:p>2233</text:p>
          </table:table-cell>
          <table:table-cell table:formula="of:=IF(AND([.B94]&gt;[.E94];[.C94]=0);1;&quot;&quot;)">
            <text:p/>
          </table:table-cell>
          <table:table-cell table:formula="of:=IF(AND([.B94]&lt;=[.E94];[.C94]=1);1;&quot;&quot;)" office:value-type="float" office:value="1">
            <text:p>1</text:p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91">
            <text:p>791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 office:value-type="float" office:value="1">
            <text:p>1</text:p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29">
            <text:p>829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90">
            <text:p>590</text:p>
          </table:table-cell>
          <table:table-cell table:formula="of:=IF(AND([.B97]&gt;[.E97];[.C97]=0);1;&quot;&quot;)">
            <text:p/>
          </table:table-cell>
          <table:table-cell table:formula="of:=IF(AND([.B97]&lt;=[.E97];[.C97]=1);1;&quot;&quot;)" office:value-type="float" office:value="1">
            <text:p>1</text:p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28">
            <text:p>212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140">
            <text:p>2140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40">
            <text:p>1240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 office:value-type="float" office:value="1">
            <text:p>1</text:p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6">
            <text:p>586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4270">
            <text:p>427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 office:value-type="float" office:value="1">
            <text:p>1</text:p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202">
            <text:p>1202</text:p>
          </table:table-cell>
          <table:table-cell office:value-type="float" office:value="1208">
            <text:p>1208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 office:value-type="float" office:value="1">
            <text:p>1</text:p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float" office:value="2845">
            <text:p>2845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 office:value-type="float" office:value="1">
            <text:p>1</text:p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66">
            <text:p>566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520">
            <text:p>520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 office:value-type="float" office:value="1">
            <text:p>1</text:p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85">
            <text:p>6585</text:p>
          </table:table-cell>
          <table:table-cell office:value-type="float" office:value="1">
            <text:p>1</text:p>
          </table:table-cell>
          <table:table-cell office:value-type="float" office:value="6579">
            <text:p>6579</text:p>
          </table:table-cell>
          <table:table-cell office:value-type="float" office:value="6792">
            <text:p>6792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 office:value-type="float" office:value="1">
            <text:p>1</text:p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84">
            <text:p>1884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office:value-type="float" office:value="1985">
            <text:p>1985</text:p>
          </table:table-cell>
          <table:table-cell table:formula="of:=IF(AND([.B109]&gt;[.E109];[.C109]=0);1;&quot;&quot;)">
            <text:p/>
          </table:table-cell>
          <table:table-cell table:formula="of:=IF(AND([.B109]&lt;=[.E109];[.C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99">
            <text:p>1499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 office:value-type="float" office:value="1">
            <text:p>1</text:p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7">
            <text:p>1717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860">
            <text:p>1860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 office:value-type="float" office:value="1">
            <text:p>1</text:p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75">
            <text:p>575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65">
            <text:p>2065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 office:value-type="float" office:value="1">
            <text:p>1</text:p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9">
            <text:p>1879</text:p>
          </table:table-cell>
          <table:table-cell office:value-type="float" office:value="1982">
            <text:p>1982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 office:value-type="float" office:value="1">
            <text:p>1</text:p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float" office:value="722">
            <text:p>722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 office:value-type="float" office:value="1">
            <text:p>1</text:p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67">
            <text:p>867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 office:value-type="float" office:value="1">
            <text:p>1</text:p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26">
            <text:p>1526</text:p>
          </table:table-cell>
          <table:table-cell office:value-type="float" office:value="1629">
            <text:p>1629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 office:value-type="float" office:value="1">
            <text:p>1</text:p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57">
            <text:p>1357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 office:value-type="float" office:value="1">
            <text:p>1</text:p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table:formula="of:=IF(AND([.B119]&gt;[.E119];[.C119]=0);1;&quot;&quot;)">
            <text:p/>
          </table:table-cell>
          <table:table-cell table:formula="of:=IF(AND([.B119]&lt;=[.E119];[.C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82">
            <text:p>2482</text:p>
          </table:table-cell>
          <table:table-cell office:value-type="float" office:value="2606">
            <text:p>2606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 office:value-type="float" office:value="1">
            <text:p>1</text:p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907">
            <text:p>1907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 office:value-type="float" office:value="1">
            <text:p>1</text:p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19">
            <text:p>719</text:p>
          </table:table-cell>
          <table:table-cell table:formula="of:=IF(AND([.B123]&gt;[.E123];[.C123]=0);1;&quot;&quot;)">
            <text:p/>
          </table:table-cell>
          <table:table-cell table:formula="of:=IF(AND([.B123]&lt;=[.E123];[.C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1244">
            <text:p>1244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 office:value-type="float" office:value="1">
            <text:p>1</text:p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1774">
            <text:p>1774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 office:value-type="float" office:value="1">
            <text:p>1</text:p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715">
            <text:p>4715</text:p>
          </table:table-cell>
          <table:table-cell office:value-type="float" office:value="1">
            <text:p>1</text:p>
          </table:table-cell>
          <table:table-cell office:value-type="float" office:value="4702">
            <text:p>4702</text:p>
          </table:table-cell>
          <table:table-cell office:value-type="float" office:value="4930">
            <text:p>4930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 office:value-type="float" office:value="1">
            <text:p>1</text:p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90">
            <text:p>599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320">
            <text:p>632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 office:value-type="float" office:value="1">
            <text:p>1</text:p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68">
            <text:p>1168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17">
            <text:p>5617</text:p>
          </table:table-cell>
          <table:table-cell office:value-type="float" office:value="1">
            <text:p>1</text:p>
          </table:table-cell>
          <table:table-cell office:value-type="float" office:value="5504">
            <text:p>5504</text:p>
          </table:table-cell>
          <table:table-cell office:value-type="float" office:value="5677">
            <text:p>5677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 office:value-type="float" office:value="1">
            <text:p>1</text:p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835">
            <text:p>5835</text:p>
          </table:table-cell>
          <table:table-cell office:value-type="float" office:value="1">
            <text:p>1</text:p>
          </table:table-cell>
          <table:table-cell office:value-type="float" office:value="5802">
            <text:p>5802</text:p>
          </table:table-cell>
          <table:table-cell office:value-type="float" office:value="5966">
            <text:p>5966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 office:value-type="float" office:value="1">
            <text:p>1</text:p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804">
            <text:p>1804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 office:value-type="float" office:value="1">
            <text:p>1</text:p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1328">
            <text:p>1328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 office:value-type="float" office:value="1">
            <text:p>1</text:p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55">
            <text:p>4655</text:p>
          </table:table-cell>
          <table:table-cell office:value-type="float" office:value="1">
            <text:p>1</text:p>
          </table:table-cell>
          <table:table-cell office:value-type="float" office:value="4628">
            <text:p>4628</text:p>
          </table:table-cell>
          <table:table-cell office:value-type="float" office:value="4775">
            <text:p>4775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 office:value-type="float" office:value="1">
            <text:p>1</text:p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office:value-type="float" office:value="2182">
            <text:p>2182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 office:value-type="float" office:value="1">
            <text:p>1</text:p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20">
            <text:p>4520</text:p>
          </table:table-cell>
          <table:table-cell office:value-type="float" office:value="1">
            <text:p>1</text:p>
          </table:table-cell>
          <table:table-cell office:value-type="float" office:value="4470">
            <text:p>4470</text:p>
          </table:table-cell>
          <table:table-cell office:value-type="float" office:value="4610">
            <text:p>461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 office:value-type="float" office:value="1">
            <text:p>1</text:p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84">
            <text:p>5484</text:p>
          </table:table-cell>
          <table:table-cell office:value-type="float" office:value="5670">
            <text:p>567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714">
            <text:p>7714</text:p>
          </table:table-cell>
          <table:table-cell office:value-type="float" office:value="1">
            <text:p>1</text:p>
          </table:table-cell>
          <table:table-cell office:value-type="float" office:value="7672">
            <text:p>7672</text:p>
          </table:table-cell>
          <table:table-cell office:value-type="float" office:value="8045">
            <text:p>8045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20">
            <text:p>15120</text:p>
          </table:table-cell>
          <table:table-cell office:value-type="float" office:value="1">
            <text:p>1</text:p>
          </table:table-cell>
          <table:table-cell office:value-type="float" office:value="15056">
            <text:p>15056</text:p>
          </table:table-cell>
          <table:table-cell office:value-type="float" office:value="15560">
            <text:p>1556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 office:value-type="float" office:value="1">
            <text:p>1</text:p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4150">
            <text:p>415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00">
            <text:p>7300</text:p>
          </table:table-cell>
          <table:table-cell office:value-type="float" office:value="1">
            <text:p>1</text:p>
          </table:table-cell>
          <table:table-cell office:value-type="float" office:value="7309">
            <text:p>7309</text:p>
          </table:table-cell>
          <table:table-cell office:value-type="float" office:value="7610">
            <text:p>761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 office:value-type="float" office:value="1">
            <text:p>1</text:p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39">
            <text:p>2639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707">
            <text:p>2707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 office:value-type="float" office:value="1">
            <text:p>1</text:p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07">
            <text:p>3207</text:p>
          </table:table-cell>
          <table:table-cell office:value-type="float" office:value="3340">
            <text:p>3340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 office:value-type="float" office:value="1">
            <text:p>1</text:p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250">
            <text:p>525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00">
            <text:p>760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660">
            <text:p>766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 office:value-type="float" office:value="1">
            <text:p>1</text:p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 office:value-type="float" office:value="1">
            <text:p>1</text:p>
          </table:table-cell>
          <table:table-cell table:formula="of:=IF(OR(AND([.G146]=1;[.I146]=1);AND([.F146]=1;[.H146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310">
            <text:p>2310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office:value-type="float" office:value="2127">
            <text:p>2127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 office:value-type="float" office:value="1">
            <text:p>1</text:p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office:value-type="float" office:value="3164">
            <text:p>3164</text:p>
          </table:table-cell>
          <table:table-cell office:value-type="float" office:value="2994">
            <text:p>2994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4093">
            <text:p>4093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60">
            <text:p>7760</text:p>
          </table:table-cell>
          <table:table-cell office:value-type="float" office:value="1">
            <text:p>1</text:p>
          </table:table-cell>
          <table:table-cell office:value-type="float" office:value="7740">
            <text:p>7740</text:p>
          </table:table-cell>
          <table:table-cell office:value-type="float" office:value="7840">
            <text:p>784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office:value-type="float" office:value="2556">
            <text:p>2556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 office:value-type="float" office:value="1">
            <text:p>1</text:p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926">
            <text:p>1926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 office:value-type="float" office:value="1">
            <text:p>1</text:p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97">
            <text:p>297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 office:value-type="float" office:value="1">
            <text:p>1</text:p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407">
            <text:p>2407</text:p>
          </table:table-cell>
          <table:table-cell office:value-type="float" office:value="2513">
            <text:p>2513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 office:value-type="float" office:value="1">
            <text:p>1</text:p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333">
            <text:p>2333</text:p>
          </table:table-cell>
          <table:table-cell office:value-type="float" office:value="2352">
            <text:p>2352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418">
            <text:p>1418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 office:value-type="float" office:value="1">
            <text:p>1</text:p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3195">
            <text:p>3195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250">
            <text:p>5250</text:p>
          </table:table-cell>
          <table:table-cell office:value-type="float" office:value="5390">
            <text:p>539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 office:value-type="float" office:value="1">
            <text:p>1</text:p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501">
            <text:p>501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4355">
            <text:p>435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3">
            <text:p>1233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 office:value-type="float" office:value="1">
            <text:p>1</text:p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10">
            <text:p>5010</text:p>
          </table:table-cell>
          <table:table-cell office:value-type="float" office:value="1">
            <text:p>1</text:p>
          </table:table-cell>
          <table:table-cell office:value-type="float" office:value="4980">
            <text:p>4980</text:p>
          </table:table-cell>
          <table:table-cell office:value-type="float" office:value="5110">
            <text:p>511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 office:value-type="float" office:value="1">
            <text:p>1</text:p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1756">
            <text:p>1756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270">
            <text:p>1270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 office:value-type="float" office:value="1">
            <text:p>1</text:p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50">
            <text:p>2150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 office:value-type="float" office:value="1">
            <text:p>1</text:p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782">
            <text:p>4782</text:p>
          </table:table-cell>
          <table:table-cell office:value-type="float" office:value="4955">
            <text:p>4955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62">
            <text:p>1662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733">
            <text:p>1733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 office:value-type="float" office:value="1">
            <text:p>1</text:p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40">
            <text:p>6540</text:p>
          </table:table-cell>
          <table:table-cell office:value-type="float" office:value="1">
            <text:p>1</text:p>
          </table:table-cell>
          <table:table-cell office:value-type="float" office:value="6520">
            <text:p>6520</text:p>
          </table:table-cell>
          <table:table-cell office:value-type="float" office:value="6330">
            <text:p>633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 office:value-type="float" office:value="1">
            <text:p>1</text:p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907">
            <text:p>907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 office:value-type="float" office:value="1">
            <text:p>1</text:p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13">
            <text:p>1413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45">
            <text:p>1145</text:p>
          </table:table-cell>
          <table:table-cell office:value-type="float" office:value="1180">
            <text:p>1180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27">
            <text:p>327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34">
            <text:p>4734</text:p>
          </table:table-cell>
          <table:table-cell office:value-type="float" office:value="1">
            <text:p>1</text:p>
          </table:table-cell>
          <table:table-cell office:value-type="float" office:value="4710">
            <text:p>4710</text:p>
          </table:table-cell>
          <table:table-cell office:value-type="float" office:value="4991">
            <text:p>4991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 office:value-type="float" office:value="1">
            <text:p>1</text:p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345">
            <text:p>1345</text:p>
          </table:table-cell>
          <table:table-cell table:formula="of:=IF(AND([.B181]&gt;[.E181];[.C181]=0);1;&quot;&quot;)">
            <text:p/>
          </table:table-cell>
          <table:table-cell table:formula="of:=IF(AND([.B181]&lt;=[.E181];[.C181]=1);1;&quot;&quot;)" office:value-type="float" office:value="1">
            <text:p>1</text:p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26">
            <text:p>2626</text:p>
          </table:table-cell>
          <table:table-cell office:value-type="float" office:value="1">
            <text:p>1</text:p>
          </table:table-cell>
          <table:table-cell office:value-type="float" office:value="2613">
            <text:p>2613</text:p>
          </table:table-cell>
          <table:table-cell office:value-type="float" office:value="2634">
            <text:p>2634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 office:value-type="float" office:value="1">
            <text:p>1</text:p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office:value-type="float" office:value="1056">
            <text:p>1056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620">
            <text:p>11620</text:p>
          </table:table-cell>
          <table:table-cell office:value-type="float" office:value="1">
            <text:p>1</text:p>
          </table:table-cell>
          <table:table-cell office:value-type="float" office:value="11502">
            <text:p>11502</text:p>
          </table:table-cell>
          <table:table-cell office:value-type="float" office:value="11920">
            <text:p>119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120">
            <text:p>7120</text:p>
          </table:table-cell>
          <table:table-cell office:value-type="float" office:value="1">
            <text:p>1</text:p>
          </table:table-cell>
          <table:table-cell office:value-type="float" office:value="6963">
            <text:p>6963</text:p>
          </table:table-cell>
          <table:table-cell office:value-type="float" office:value="7200">
            <text:p>720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230">
            <text:p>9230</text:p>
          </table:table-cell>
          <table:table-cell office:value-type="float" office:value="1">
            <text:p>1</text:p>
          </table:table-cell>
          <table:table-cell office:value-type="float" office:value="9140">
            <text:p>9140</text:p>
          </table:table-cell>
          <table:table-cell office:value-type="float" office:value="9320">
            <text:p>932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float" office:value="1117">
            <text:p>1117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table:formula="of:=IF(AND([.B188]&gt;[.E188];[.C188]=0);1;&quot;&quot;)">
            <text:p/>
          </table:table-cell>
          <table:table-cell table:formula="of:=IF(AND([.B188]&lt;=[.E188];[.C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51">
            <text:p>115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197">
            <text:p>1197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49">
            <text:p>1949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2065">
            <text:p>2065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 office:value-type="float" office:value="1">
            <text:p>1</text:p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69">
            <text:p>469</text:p>
          </table:table-cell>
          <table:table-cell table:formula="of:=IF(AND([.B191]&gt;[.E191];[.C191]=0);1;&quot;&quot;)">
            <text:p/>
          </table:table-cell>
          <table:table-cell table:formula="of:=IF(AND([.B191]&lt;=[.E191];[.C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703">
            <text:p>2703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3965">
            <text:p>3965</text:p>
          </table:table-cell>
          <table:table-cell office:value-type="float" office:value="4145">
            <text:p>4145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84">
            <text:p>1684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725">
            <text:p>1725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 office:value-type="float" office:value="1">
            <text:p>1</text:p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931">
            <text:p>2931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 office:value-type="float" office:value="1">
            <text:p>1</text:p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608">
            <text:p>608</text:p>
          </table:table-cell>
          <table:table-cell table:formula="of:=IF(AND([.B197]&gt;[.E197];[.C197]=0);1;&quot;&quot;)">
            <text:p/>
          </table:table-cell>
          <table:table-cell table:formula="of:=IF(AND([.B197]&lt;=[.E197];[.C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table:formula="of:=IF(AND([.B198]&gt;[.E198];[.C198]=0);1;&quot;&quot;)">
            <text:p/>
          </table:table-cell>
          <table:table-cell table:formula="of:=IF(AND([.B198]&lt;=[.E198];[.C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 office:value-type="float" office:value="1">
            <text:p>1</text:p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0">
            <text:p>2960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3025">
            <text:p>3025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 office:value-type="float" office:value="1">
            <text:p>1</text:p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float" office:value="778">
            <text:p>778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 office:value-type="float" office:value="1">
            <text:p>1</text:p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table:formula="of:=IF(AND([.B204]&gt;[.E204];[.C204]=0);1;&quot;&quot;)">
            <text:p/>
          </table:table-cell>
          <table:table-cell table:formula="of:=IF(AND([.B204]&lt;=[.E204];[.C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13">
            <text:p>1813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947">
            <text:p>1947</text:p>
          </table:table-cell>
          <table:table-cell table:formula="of:=IF(AND([.B205]&gt;[.E205];[.C205]=0);1;&quot;&quot;)">
            <text:p/>
          </table:table-cell>
          <table:table-cell table:formula="of:=IF(AND([.B205]&lt;=[.E205];[.C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 office:value-type="float" office:value="1">
            <text:p>1</text:p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582">
            <text:p>158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 office:value-type="float" office:value="1">
            <text:p>1</text:p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formula="of:=IF(AND([.B208]&gt;[.E208];[.C208]=0);1;&quot;&quot;)">
            <text:p/>
          </table:table-cell>
          <table:table-cell table:formula="of:=IF(AND([.B208]&lt;=[.E208];[.C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table:formula="of:=IF(AND([.B209]&gt;[.E209];[.C209]=0);1;&quot;&quot;)">
            <text:p/>
          </table:table-cell>
          <table:table-cell table:formula="of:=IF(AND([.B209]&lt;=[.E209];[.C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table:formula="of:=IF(AND([.B210]&gt;[.E210];[.C210]=0);1;&quot;&quot;)">
            <text:p/>
          </table:table-cell>
          <table:table-cell table:formula="of:=IF(AND([.B210]&lt;=[.E210];[.C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549">
            <text:p>1549</text:p>
          </table:table-cell>
          <table:table-cell table:formula="of:=IF(AND([.B211]&gt;[.E211];[.C211]=0);1;&quot;&quot;)">
            <text:p/>
          </table:table-cell>
          <table:table-cell table:formula="of:=IF(AND([.B211]&lt;=[.E211];[.C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78">
            <text:p>1078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 office:value-type="float" office:value="1">
            <text:p>1</text:p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1616">
            <text:p>1616</text:p>
          </table:table-cell>
          <table:table-cell office:value-type="float" office:value="1707">
            <text:p>1707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 office:value-type="float" office:value="1">
            <text:p>1</text:p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802">
            <text:p>1802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 office:value-type="float" office:value="1">
            <text:p>1</text:p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902">
            <text:p>902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 office:value-type="float" office:value="1">
            <text:p>1</text:p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89">
            <text:p>2389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460">
            <text:p>2460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920">
            <text:p>8920</text:p>
          </table:table-cell>
          <table:table-cell office:value-type="float" office:value="1">
            <text:p>1</text:p>
          </table:table-cell>
          <table:table-cell office:value-type="float" office:value="8791">
            <text:p>8791</text:p>
          </table:table-cell>
          <table:table-cell office:value-type="float" office:value="9000">
            <text:p>900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14">
            <text:p>2214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85">
            <text:p>2285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 office:value-type="float" office:value="1">
            <text:p>1</text:p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242">
            <text:p>1242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 office:value-type="float" office:value="1">
            <text:p>1</text:p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202">
            <text:p>1202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 office:value-type="float" office:value="1">
            <text:p>1</text:p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2310">
            <text:p>2310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 office:value-type="float" office:value="1">
            <text:p>1</text:p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569">
            <text:p>1569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305">
            <text:p>2305</text:p>
          </table:table-cell>
          <table:table-cell office:value-type="float" office:value="2434">
            <text:p>2434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 office:value-type="float" office:value="1">
            <text:p>1</text:p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1">
            <text:p>1</text:p>
          </table:table-cell>
          <table:table-cell office:value-type="float" office:value="8909">
            <text:p>8909</text:p>
          </table:table-cell>
          <table:table-cell office:value-type="float" office:value="9450">
            <text:p>945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 office:value-type="float" office:value="1">
            <text:p>1</text:p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790">
            <text:p>5790</text:p>
          </table:table-cell>
          <table:table-cell office:value-type="float" office:value="6160">
            <text:p>616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80">
            <text:p>4680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4800">
            <text:p>480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517">
            <text:p>2517</text:p>
          </table:table-cell>
          <table:table-cell table:formula="of:=IF(AND([.B229]&gt;[.E229];[.C229]=0);1;&quot;&quot;)">
            <text:p/>
          </table:table-cell>
          <table:table-cell table:formula="of:=IF(AND([.B229]&lt;=[.E229];[.C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040">
            <text:p>29040</text:p>
          </table:table-cell>
          <table:table-cell office:value-type="float" office:value="1">
            <text:p>1</text:p>
          </table:table-cell>
          <table:table-cell office:value-type="float" office:value="28953">
            <text:p>28953</text:p>
          </table:table-cell>
          <table:table-cell office:value-type="float" office:value="30070">
            <text:p>3007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 office:value-type="float" office:value="1">
            <text:p>1</text:p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5">
            <text:p>1545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2074">
            <text:p>207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 office:value-type="float" office:value="1">
            <text:p>1</text:p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800">
            <text:p>1800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909">
            <text:p>1909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 office:value-type="float" office:value="1">
            <text:p>1</text:p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97">
            <text:p>497</text:p>
          </table:table-cell>
          <table:table-cell table:formula="of:=IF(AND([.B236]&gt;[.E236];[.C236]=0);1;&quot;&quot;)">
            <text:p/>
          </table:table-cell>
          <table:table-cell table:formula="of:=IF(AND([.B236]&lt;=[.E236];[.C236]=1);1;&quot;&quot;)" office:value-type="float" office:value="1">
            <text:p>1</text:p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98">
            <text:p>898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69">
            <text:p>7269</text:p>
          </table:table-cell>
          <table:table-cell office:value-type="float" office:value="1">
            <text:p>1</text:p>
          </table:table-cell>
          <table:table-cell office:value-type="float" office:value="7275">
            <text:p>7275</text:p>
          </table:table-cell>
          <table:table-cell office:value-type="float" office:value="7406">
            <text:p>7406</text:p>
          </table:table-cell>
          <table:table-cell table:formula="of:=IF(AND([.B238]&gt;[.E238];[.C238]=0);1;&quot;&quot;)">
            <text:p/>
          </table:table-cell>
          <table:table-cell table:formula="of:=IF(AND([.B238]&lt;=[.E238];[.C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476">
            <text:p>2476</text:p>
          </table:table-cell>
          <table:table-cell office:value-type="float" office:value="2527">
            <text:p>2527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 office:value-type="float" office:value="1">
            <text:p>1</text:p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float" office:value="947">
            <text:p>947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 office:value-type="float" office:value="1">
            <text:p>1</text:p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93">
            <text:p>1693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89">
            <text:p>2389</text:p>
          </table:table-cell>
          <table:table-cell table:formula="of:=IF(AND([.B242]&gt;[.E242];[.C242]=0);1;&quot;&quot;)">
            <text:p/>
          </table:table-cell>
          <table:table-cell table:formula="of:=IF(AND([.B242]&lt;=[.E242];[.C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4465">
            <text:p>4465</text:p>
          </table:table-cell>
          <table:table-cell office:value-type="float" office:value="4615">
            <text:p>4615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2403">
            <text:p>2403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 office:value-type="float" office:value="1">
            <text:p>1</text:p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86">
            <text:p>1686</text:p>
          </table:table-cell>
          <table:table-cell table:formula="of:=IF(AND([.B245]&gt;[.E245];[.C245]=0);1;&quot;&quot;)">
            <text:p/>
          </table:table-cell>
          <table:table-cell table:formula="of:=IF(AND([.B245]&lt;=[.E245];[.C245]=1);1;&quot;&quot;)" office:value-type="float" office:value="1">
            <text:p>1</text:p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1292">
            <text:p>1292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 office:value-type="float" office:value="1">
            <text:p>1</text:p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928">
            <text:p>2928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10">
            <text:p>7310</text:p>
          </table:table-cell>
          <table:table-cell office:value-type="float" office:value="7700">
            <text:p>770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 office:value-type="float" office:value="1">
            <text:p>1</text:p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552">
            <text:p>1552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 office:value-type="float" office:value="1">
            <text:p>1</text:p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3">
            <text:p>1693</text:p>
          </table:table-cell>
          <table:table-cell office:value-type="float" office:value="1">
            <text:p>1</text:p>
          </table:table-cell>
          <table:table-cell office:value-type="float" office:value="1681">
            <text:p>1681</text:p>
          </table:table-cell>
          <table:table-cell office:value-type="float" office:value="1748">
            <text:p>1748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5">
            <text:p>575</text:p>
          </table:table-cell>
          <table:table-cell table:formula="of:=IF(AND([.B251]&gt;[.E251];[.C251]=0);1;&quot;&quot;)">
            <text:p/>
          </table:table-cell>
          <table:table-cell table:formula="of:=IF(AND([.B251]&lt;=[.E251];[.C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 office:value-type="float" office:value="1">
            <text:p>1</text:p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154">
            <text:p>2154</text:p>
          </table:table-cell>
          <table:table-cell table:formula="of:=IF(AND([.B253]&gt;[.E253];[.C253]=0);1;&quot;&quot;)">
            <text:p/>
          </table:table-cell>
          <table:table-cell table:formula="of:=IF(AND([.B253]&lt;=[.E253];[.C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 office:value-type="float" office:value="1">
            <text:p>1</text:p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1234">
            <text:p>1234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 office:value-type="float" office:value="1">
            <text:p>1</text:p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 office:value-type="float" office:value="1">
            <text:p>1</text:p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438">
            <text:p>1438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 office:value-type="float" office:value="1">
            <text:p>1</text:p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00">
            <text:p>660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900">
            <text:p>6900</text:p>
          </table:table-cell>
          <table:table-cell table:formula="of:=IF(AND([.B259]&gt;[.E259];[.C259]=0);1;&quot;&quot;)">
            <text:p/>
          </table:table-cell>
          <table:table-cell table:formula="of:=IF(AND([.B259]&lt;=[.E259];[.C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482">
            <text:p>9482</text:p>
          </table:table-cell>
          <table:table-cell office:value-type="float" office:value="1">
            <text:p>1</text:p>
          </table:table-cell>
          <table:table-cell office:value-type="float" office:value="9430">
            <text:p>9430</text:p>
          </table:table-cell>
          <table:table-cell office:value-type="float" office:value="9584">
            <text:p>9584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 office:value-type="float" office:value="1">
            <text:p>1</text:p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office:value-type="float" office:value="4625">
            <text:p>4625</text:p>
          </table:table-cell>
          <table:table-cell table:formula="of:=IF(AND([.B261]&gt;[.E261];[.C261]=0);1;&quot;&quot;)">
            <text:p/>
          </table:table-cell>
          <table:table-cell table:formula="of:=IF(AND([.B261]&lt;=[.E261];[.C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2337">
            <text:p>2337</text:p>
          </table:table-cell>
          <table:table-cell table:formula="of:=IF(AND([.B262]&gt;[.E262];[.C262]=0);1;&quot;&quot;)">
            <text:p/>
          </table:table-cell>
          <table:table-cell table:formula="of:=IF(AND([.B262]&lt;=[.E262];[.C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 office:value-type="float" office:value="1">
            <text:p>1</text:p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88">
            <text:p>588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 office:value-type="float" office:value="1">
            <text:p>1</text:p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444">
            <text:p>444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 office:value-type="float" office:value="1">
            <text:p>1</text:p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150">
            <text:p>1150</text:p>
          </table:table-cell>
          <table:table-cell table:formula="of:=IF(AND([.B267]&gt;[.E267];[.C267]=0);1;&quot;&quot;)">
            <text:p/>
          </table:table-cell>
          <table:table-cell table:formula="of:=IF(AND([.B267]&lt;=[.E267];[.C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 office:value-type="float" office:value="1333">
            <text:p>1333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97">
            <text:p>797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 office:value-type="float" office:value="1">
            <text:p>1</text:p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542">
            <text:p>1542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 office:value-type="float" office:value="1">
            <text:p>1</text:p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3169">
            <text:p>3169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 office:value-type="float" office:value="1">
            <text:p>1</text:p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454">
            <text:p>7454</text:p>
          </table:table-cell>
          <table:table-cell office:value-type="float" office:value="7680">
            <text:p>7680</text:p>
          </table:table-cell>
          <table:table-cell table:formula="of:=IF(AND([.B272]&gt;[.E272];[.C272]=0);1;&quot;&quot;)">
            <text:p/>
          </table:table-cell>
          <table:table-cell table:formula="of:=IF(AND([.B272]&lt;=[.E272];[.C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1450">
            <text:p>1450</text:p>
          </table:table-cell>
          <table:table-cell table:formula="of:=IF(AND([.B273]&gt;[.E273];[.C273]=0);1;&quot;&quot;)">
            <text:p/>
          </table:table-cell>
          <table:table-cell table:formula="of:=IF(AND([.B273]&lt;=[.E273];[.C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7">
            <text:p>4117</text:p>
          </table:table-cell>
          <table:table-cell office:value-type="float" office:value="4305">
            <text:p>4305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 office:value-type="float" office:value="1">
            <text:p>1</text:p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1">
            <text:p>1</text:p>
          </table:table-cell>
          <table:table-cell office:value-type="float" office:value="54809">
            <text:p>54809</text:p>
          </table:table-cell>
          <table:table-cell office:value-type="float" office:value="58260">
            <text:p>5826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 office:value-type="float" office:value="1">
            <text:p>1</text:p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450">
            <text:p>745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 office:value-type="float" office:value="1">
            <text:p>1</text:p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54">
            <text:p>5254</text:p>
          </table:table-cell>
          <table:table-cell office:value-type="float" office:value="1">
            <text:p>1</text:p>
          </table:table-cell>
          <table:table-cell office:value-type="float" office:value="5251">
            <text:p>5251</text:p>
          </table:table-cell>
          <table:table-cell office:value-type="float" office:value="5495">
            <text:p>5495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 office:value-type="float" office:value="1">
            <text:p>1</text:p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317">
            <text:p>2317</text:p>
          </table:table-cell>
          <table:table-cell office:value-type="float" office:value="2438">
            <text:p>2438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 office:value-type="float" office:value="1">
            <text:p>1</text:p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2">
            <text:p>2332</text:p>
          </table:table-cell>
          <table:table-cell office:value-type="float" office:value="1">
            <text:p>1</text:p>
          </table:table-cell>
          <table:table-cell office:value-type="float" office:value="2293">
            <text:p>2293</text:p>
          </table:table-cell>
          <table:table-cell office:value-type="float" office:value="2368">
            <text:p>2368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 office:value-type="float" office:value="1">
            <text:p>1</text:p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320">
            <text:p>19320</text:p>
          </table:table-cell>
          <table:table-cell office:value-type="float" office:value="1">
            <text:p>1</text:p>
          </table:table-cell>
          <table:table-cell office:value-type="float" office:value="19492">
            <text:p>19492</text:p>
          </table:table-cell>
          <table:table-cell office:value-type="float" office:value="20370">
            <text:p>20370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6390">
            <text:p>6390</text:p>
          </table:table-cell>
          <table:table-cell office:value-type="float" office:value="6710">
            <text:p>671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 office:value-type="float" office:value="1">
            <text:p>1</text:p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5847">
            <text:p>5847</text:p>
          </table:table-cell>
          <table:table-cell office:value-type="float" office:value="6100">
            <text:p>6100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 office:value-type="float" office:value="1">
            <text:p>1</text:p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70">
            <text:p>16670</text:p>
          </table:table-cell>
          <table:table-cell office:value-type="float" office:value="1">
            <text:p>1</text:p>
          </table:table-cell>
          <table:table-cell office:value-type="float" office:value="16810">
            <text:p>16810</text:p>
          </table:table-cell>
          <table:table-cell office:value-type="float" office:value="17595">
            <text:p>17595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float" office:value="8128">
            <text:p>8128</text:p>
          </table:table-cell>
          <table:table-cell office:value-type="float" office:value="8354">
            <text:p>8354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 office:value-type="float" office:value="1">
            <text:p>1</text:p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 office:value-type="float" office:value="1">
            <text:p>1</text:p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598">
            <text:p>598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 office:value-type="float" office:value="1">
            <text:p>1</text:p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71">
            <text:p>471</text:p>
          </table:table-cell>
          <table:table-cell table:formula="of:=IF(AND([.B287]&gt;[.E287];[.C287]=0);1;&quot;&quot;)">
            <text:p/>
          </table:table-cell>
          <table:table-cell table:formula="of:=IF(AND([.B287]&lt;=[.E287];[.C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89">
            <text:p>389</text:p>
          </table:table-cell>
          <table:table-cell table:formula="of:=IF(AND([.B288]&gt;[.E288];[.C288]=0);1;&quot;&quot;)">
            <text:p/>
          </table:table-cell>
          <table:table-cell table:formula="of:=IF(AND([.B288]&lt;=[.E288];[.C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float" office:value="906">
            <text:p>906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 office:value-type="float" office:value="1">
            <text:p>1</text:p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59">
            <text:p>759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 office:value-type="float" office:value="1">
            <text:p>1</text:p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111">
            <text:p>1111</text:p>
          </table:table-cell>
          <table:table-cell table:formula="of:=IF(AND([.B291]&gt;[.E291];[.C291]=0);1;&quot;&quot;)">
            <text:p/>
          </table:table-cell>
          <table:table-cell table:formula="of:=IF(AND([.B291]&lt;=[.E291];[.C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26">
            <text:p>7026</text:p>
          </table:table-cell>
          <table:table-cell office:value-type="float" office:value="1">
            <text:p>1</text:p>
          </table:table-cell>
          <table:table-cell office:value-type="float" office:value="6973">
            <text:p>6973</text:p>
          </table:table-cell>
          <table:table-cell office:value-type="float" office:value="7346">
            <text:p>7346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 office:value-type="float" office:value="1">
            <text:p>1</text:p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 office:value-type="float" office:value="1347">
            <text:p>1347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 office:value-type="float" office:value="1">
            <text:p>1</text:p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office:value-type="float" office:value="957">
            <text:p>957</text:p>
          </table:table-cell>
          <table:table-cell table:formula="of:=IF(AND([.B294]&gt;[.E294];[.C294]=0);1;&quot;&quot;)">
            <text:p/>
          </table:table-cell>
          <table:table-cell table:formula="of:=IF(AND([.B294]&lt;=[.E294];[.C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3025">
            <text:p>3025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 office:value-type="float" office:value="1">
            <text:p>1</text:p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float" office:value="1087">
            <text:p>1087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 office:value-type="float" office:value="1">
            <text:p>1</text:p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 office:value-type="float" office:value="1">
            <text:p>1</text:p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80">
            <text:p>4280</text:p>
          </table:table-cell>
          <table:table-cell office:value-type="float" office:value="1">
            <text:p>1</text:p>
          </table:table-cell>
          <table:table-cell office:value-type="float" office:value="4294">
            <text:p>4294</text:p>
          </table:table-cell>
          <table:table-cell office:value-type="float" office:value="4430">
            <text:p>4430</text:p>
          </table:table-cell>
          <table:table-cell table:formula="of:=IF(AND([.B299]&gt;[.E299];[.C299]=0);1;&quot;&quot;)">
            <text:p/>
          </table:table-cell>
          <table:table-cell table:formula="of:=IF(AND([.B299]&lt;=[.E299];[.C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office:value-type="float" office:value="2122">
            <text:p>2122</text:p>
          </table:table-cell>
          <table:table-cell table:formula="of:=IF(AND([.B300]&gt;[.E300];[.C300]=0);1;&quot;&quot;)">
            <text:p/>
          </table:table-cell>
          <table:table-cell table:formula="of:=IF(AND([.B300]&lt;=[.E300];[.C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521">
            <text:p>1521</text:p>
          </table:table-cell>
          <table:table-cell table:formula="of:=IF(AND([.B301]&gt;[.E301];[.C301]=0);1;&quot;&quot;)">
            <text:p/>
          </table:table-cell>
          <table:table-cell table:formula="of:=IF(AND([.B301]&lt;=[.E301];[.C301]=1);1;&quot;&quot;)" office:value-type="float" office:value="1">
            <text:p>1</text:p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82">
            <text:p>3682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3859">
            <text:p>3859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 office:value-type="float" office:value="1">
            <text:p>1</text:p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91">
            <text:p>3991</text:p>
          </table:table-cell>
          <table:table-cell office:value-type="float" office:value="4151">
            <text:p>4151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 office:value-type="float" office:value="1">
            <text:p>1</text:p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4294">
            <text:p>4294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 office:value-type="float" office:value="1">
            <text:p>1</text:p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2401">
            <text:p>2401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4160">
            <text:p>4160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 office:value-type="float" office:value="1">
            <text:p>1</text:p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838">
            <text:p>2838</text:p>
          </table:table-cell>
          <table:table-cell table:formula="of:=IF(AND([.B307]&gt;[.E307];[.C307]=0);1;&quot;&quot;)">
            <text:p/>
          </table:table-cell>
          <table:table-cell table:formula="of:=IF(AND([.B307]&lt;=[.E307];[.C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585">
            <text:p>3585</text:p>
          </table:table-cell>
          <table:table-cell office:value-type="float" office:value="3755">
            <text:p>3755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 office:value-type="float" office:value="1">
            <text:p>1</text:p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149">
            <text:p>2149</text:p>
          </table:table-cell>
          <table:table-cell table:formula="of:=IF(AND([.B309]&gt;[.E309];[.C309]=0);1;&quot;&quot;)">
            <text:p/>
          </table:table-cell>
          <table:table-cell table:formula="of:=IF(AND([.B309]&lt;=[.E309];[.C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42">
            <text:p>2342</text:p>
          </table:table-cell>
          <table:table-cell office:value-type="float" office:value="1">
            <text:p>1</text:p>
          </table:table-cell>
          <table:table-cell office:value-type="float" office:value="2330">
            <text:p>2330</text:p>
          </table:table-cell>
          <table:table-cell office:value-type="float" office:value="2450">
            <text:p>2450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 office:value-type="float" office:value="1">
            <text:p>1</text:p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74">
            <text:p>1874</text:p>
          </table:table-cell>
          <table:table-cell table:formula="of:=IF(AND([.B311]&gt;[.E311];[.C311]=0);1;&quot;&quot;)">
            <text:p/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610">
            <text:p>15610</text:p>
          </table:table-cell>
          <table:table-cell office:value-type="float" office:value="1">
            <text:p>1</text:p>
          </table:table-cell>
          <table:table-cell office:value-type="float" office:value="15173">
            <text:p>15173</text:p>
          </table:table-cell>
          <table:table-cell office:value-type="float" office:value="16280">
            <text:p>1628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8">
            <text:p>3138</text:p>
          </table:table-cell>
          <table:table-cell office:value-type="float" office:value="3290">
            <text:p>3290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 office:value-type="float" office:value="1">
            <text:p>1</text:p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 table:formula="of:=IF(AND([.B314]&gt;[.E314];[.C314]=0);1;&quot;&quot;)">
            <text:p/>
          </table:table-cell>
          <table:table-cell table:formula="of:=IF(AND([.B314]&lt;=[.E314];[.C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2546">
            <text:p>2546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360">
            <text:p>25360</text:p>
          </table:table-cell>
          <table:table-cell office:value-type="float" office:value="1">
            <text:p>1</text:p>
          </table:table-cell>
          <table:table-cell office:value-type="float" office:value="25193">
            <text:p>25193</text:p>
          </table:table-cell>
          <table:table-cell office:value-type="float" office:value="26730">
            <text:p>2673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4485">
            <text:p>448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2107">
            <text:p>2107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236">
            <text:p>2236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734">
            <text:p>734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 office:value-type="float" office:value="1">
            <text:p>1</text:p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75">
            <text:p>1175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 office:value-type="float" office:value="1">
            <text:p>1</text:p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1677">
            <text:p>1677</text:p>
          </table:table-cell>
          <table:table-cell office:value-type="float" office:value="1715">
            <text:p>1715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05">
            <text:p>460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745">
            <text:p>4745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 office:value-type="float" office:value="1">
            <text:p>1</text:p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float" office:value="1395">
            <text:p>1395</text:p>
          </table:table-cell>
          <table:table-cell table:formula="of:=IF(AND([.B326]&gt;[.E326];[.C326]=0);1;&quot;&quot;)">
            <text:p/>
          </table:table-cell>
          <table:table-cell table:formula="of:=IF(AND([.B326]&lt;=[.E326];[.C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655">
            <text:p>5655</text:p>
          </table:table-cell>
          <table:table-cell office:value-type="float" office:value="5780">
            <text:p>578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16">
            <text:p>1716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762">
            <text:p>1762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565">
            <text:p>1565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 office:value-type="float" office:value="1">
            <text:p>1</text:p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596">
            <text:p>4596</text:p>
          </table:table-cell>
          <table:table-cell office:value-type="float" office:value="4721">
            <text:p>4721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6">
            <text:p>3626</text:p>
          </table:table-cell>
          <table:table-cell office:value-type="float" office:value="1">
            <text:p>1</text:p>
          </table:table-cell>
          <table:table-cell office:value-type="float" office:value="3610">
            <text:p>3610</text:p>
          </table:table-cell>
          <table:table-cell office:value-type="float" office:value="3773">
            <text:p>3773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 office:value-type="float" office:value="1">
            <text:p>1</text:p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  <table:table-cell office:value-type="float" office:value="1177">
            <text:p>1177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43">
            <text:p>2743</text:p>
          </table:table-cell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float" office:value="2840">
            <text:p>2840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 office:value-type="float" office:value="1">
            <text:p>1</text:p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1571">
            <text:p>1571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 office:value-type="float" office:value="1">
            <text:p>1</text:p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3410">
            <text:p>3410</text:p>
          </table:table-cell>
          <table:table-cell office:value-type="float" office:value="3605">
            <text:p>3605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4255">
            <text:p>4255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355">
            <text:p>23355</text:p>
          </table:table-cell>
          <table:table-cell office:value-type="float" office:value="1">
            <text:p>1</text:p>
          </table:table-cell>
          <table:table-cell office:value-type="float" office:value="23608">
            <text:p>23608</text:p>
          </table:table-cell>
          <table:table-cell office:value-type="float" office:value="24170">
            <text:p>2417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 office:value-type="float" office:value="1">
            <text:p>1</text:p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75">
            <text:p>4575</text:p>
          </table:table-cell>
          <table:table-cell office:value-type="float" office:value="4855">
            <text:p>485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office:value-type="float" office:value="1481">
            <text:p>1481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74">
            <text:p>674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 office:value-type="float" office:value="1">
            <text:p>1</text:p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1473">
            <text:p>1473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 office:value-type="float" office:value="1">
            <text:p>1</text:p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62">
            <text:p>2662</text:p>
          </table:table-cell>
          <table:table-cell office:value-type="float" office:value="2804">
            <text:p>2804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 office:value-type="float" office:value="1">
            <text:p>1</text:p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 office:value-type="float" office:value="1">
            <text:p>1</text:p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float" office:value="5370">
            <text:p>5370</text:p>
          </table:table-cell>
          <table:table-cell office:value-type="float" office:value="5610">
            <text:p>561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3">
            <text:p>150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1598">
            <text:p>1598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 office:value-type="float" office:value="1">
            <text:p>1</text:p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97">
            <text:p>2697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789">
            <text:p>2789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 office:value-type="float" office:value="1">
            <text:p>1</text:p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7">
            <text:p>347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57">
            <text:p>957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 office:value-type="float" office:value="1">
            <text:p>1</text:p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1">
            <text:p>1231</text:p>
          </table:table-cell>
          <table:table-cell office:value-type="float" office:value="1295">
            <text:p>1295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 office:value-type="float" office:value="1">
            <text:p>1</text:p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88">
            <text:p>1288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2296">
            <text:p>2296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 office:value-type="float" office:value="1">
            <text:p>1</text:p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float" office:value="728">
            <text:p>728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 office:value-type="float" office:value="1">
            <text:p>1</text:p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22">
            <text:p>1622</text:p>
          </table:table-cell>
          <table:table-cell office:value-type="float" office:value="1">
            <text:p>1</text:p>
          </table:table-cell>
          <table:table-cell office:value-type="float" office:value="1611">
            <text:p>1611</text:p>
          </table:table-cell>
          <table:table-cell office:value-type="float" office:value="1683">
            <text:p>1683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36">
            <text:p>2636</text:p>
          </table:table-cell>
          <table:table-cell office:value-type="float" office:value="1">
            <text:p>1</text:p>
          </table:table-cell>
          <table:table-cell office:value-type="float" office:value="2596">
            <text:p>2596</text:p>
          </table:table-cell>
          <table:table-cell office:value-type="float" office:value="2710">
            <text:p>2710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 office:value-type="float" office:value="1">
            <text:p>1</text:p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62">
            <text:p>3762</text:p>
          </table:table-cell>
          <table:table-cell office:value-type="float" office:value="3915">
            <text:p>391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float" office:value="1141">
            <text:p>1141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float" office:value="2956">
            <text:p>2956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1467">
            <text:p>1467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 office:value-type="float" office:value="1">
            <text:p>1</text:p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16">
            <text:p>2616</text:p>
          </table:table-cell>
          <table:table-cell office:value-type="float" office:value="2726">
            <text:p>2726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 office:value-type="float" office:value="1">
            <text:p>1</text:p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80">
            <text:p>11180</text:p>
          </table:table-cell>
          <table:table-cell office:value-type="float" office:value="1">
            <text:p>1</text:p>
          </table:table-cell>
          <table:table-cell office:value-type="float" office:value="11076">
            <text:p>11076</text:p>
          </table:table-cell>
          <table:table-cell office:value-type="float" office:value="11420">
            <text:p>1142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59">
            <text:p>1059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2362">
            <text:p>2362</text:p>
          </table:table-cell>
          <table:table-cell office:value-type="float" office:value="2456">
            <text:p>2456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 office:value-type="float" office:value="1">
            <text:p>1</text:p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1844">
            <text:p>1844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 office:value-type="float" office:value="1">
            <text:p>1</text:p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765">
            <text:p>765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 office:value-type="float" office:value="1">
            <text:p>1</text:p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80">
            <text:p>5080</text:p>
          </table:table-cell>
          <table:table-cell office:value-type="float" office:value="1">
            <text:p>1</text:p>
          </table:table-cell>
          <table:table-cell office:value-type="float" office:value="5070">
            <text:p>5070</text:p>
          </table:table-cell>
          <table:table-cell office:value-type="float" office:value="5260">
            <text:p>526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825">
            <text:p>3825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 office:value-type="float" office:value="1">
            <text:p>1</text:p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 office:value-type="float" office:value="1">
            <text:p>1</text:p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620">
            <text:p>620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 office:value-type="float" office:value="1">
            <text:p>1</text:p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42">
            <text:p>4842</text:p>
          </table:table-cell>
          <table:table-cell office:value-type="float" office:value="1">
            <text:p>1</text:p>
          </table:table-cell>
          <table:table-cell office:value-type="float" office:value="4781">
            <text:p>4781</text:p>
          </table:table-cell>
          <table:table-cell office:value-type="float" office:value="5035">
            <text:p>5035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 office:value-type="float" office:value="1">
            <text:p>1</text:p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 office:value-type="float" office:value="1">
            <text:p>1</text:p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901">
            <text:p>901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 office:value-type="float" office:value="1">
            <text:p>1</text:p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float" office:value="754">
            <text:p>754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 office:value-type="float" office:value="1">
            <text:p>1</text:p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60">
            <text:p>660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 office:value-type="float" office:value="1">
            <text:p>1</text:p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float" office:value="819">
            <text:p>819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 office:value-type="float" office:value="1">
            <text:p>1</text:p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602">
            <text:p>602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 office:value-type="float" office:value="1">
            <text:p>1</text:p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304">
            <text:p>1304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 office:value-type="float" office:value="1">
            <text:p>1</text:p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 office:value-type="float" office:value="1">
            <text:p>1</text:p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376">
            <text:p>2376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 office:value-type="float" office:value="1">
            <text:p>1</text:p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856">
            <text:p>856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 office:value-type="float" office:value="1">
            <text:p>1</text:p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 office:value-type="float" office:value="1">
            <text:p>1</text:p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office:value-type="float" office:value="680">
            <text:p>680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1769">
            <text:p>1769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 office:value-type="float" office:value="1">
            <text:p>1</text:p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31">
            <text:p>1331</text:p>
          </table:table-cell>
          <table:table-cell office:value-type="float" office:value="1392">
            <text:p>1392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 office:value-type="float" office:value="1">
            <text:p>1</text:p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9">
            <text:p>529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 office:value-type="float" office:value="1">
            <text:p>1</text:p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 office:value-type="float" office:value="1">
            <text:p>1</text:p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525">
            <text:p>1525</text:p>
          </table:table-cell>
          <table:table-cell table:formula="of:=IF(AND([.B389]&gt;[.E389];[.C389]=0);1;&quot;&quot;)">
            <text:p/>
          </table:table-cell>
          <table:table-cell table:formula="of:=IF(AND([.B389]&lt;=[.E389];[.C389]=1);1;&quot;&quot;)" office:value-type="float" office:value="1">
            <text:p>1</text:p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498">
            <text:p>4498</text:p>
          </table:table-cell>
          <table:table-cell office:value-type="float" office:value="4790">
            <text:p>479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 office:value-type="float" office:value="1">
            <text:p>1</text:p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  <table:table-cell office:value-type="float" office:value="2445">
            <text:p>2445</text:p>
          </table:table-cell>
          <table:table-cell office:value-type="float" office:value="2535">
            <text:p>2535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 office:value-type="float" office:value="1">
            <text:p>1</text:p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55">
            <text:p>3655</text:p>
          </table:table-cell>
          <table:table-cell office:value-type="float" office:value="1">
            <text:p>1</text:p>
          </table:table-cell>
          <table:table-cell office:value-type="float" office:value="3596">
            <text:p>3596</text:p>
          </table:table-cell>
          <table:table-cell office:value-type="float" office:value="3800">
            <text:p>3800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 office:value-type="float" office:value="1">
            <text:p>1</text:p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513">
            <text:p>1513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 office:value-type="float" office:value="1">
            <text:p>1</text:p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float" office:value="975">
            <text:p>975</text:p>
          </table:table-cell>
          <table:table-cell office:value-type="float" office:value="1019">
            <text:p>1019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96">
            <text:p>496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 office:value-type="float" office:value="1">
            <text:p>1</text:p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633">
            <text:p>633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 office:value-type="float" office:value="1">
            <text:p>1</text:p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470">
            <text:p>3470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 office:value-type="float" office:value="1">
            <text:p>1</text:p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float" office:value="2703">
            <text:p>2703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57">
            <text:p>557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 office:value-type="float" office:value="1">
            <text:p>1</text:p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float" office:value="2955">
            <text:p>2955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 office:value-type="float" office:value="1">
            <text:p>1</text:p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3">
            <text:p>1603</text:p>
          </table:table-cell>
          <table:table-cell office:value-type="float" office:value="1">
            <text:p>1</text:p>
          </table:table-cell>
          <table:table-cell office:value-type="float" office:value="1602">
            <text:p>1602</text:p>
          </table:table-cell>
          <table:table-cell office:value-type="float" office:value="1651">
            <text:p>1651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 office:value-type="float" office:value="1">
            <text:p>1</text:p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597">
            <text:p>597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 office:value-type="float" office:value="1">
            <text:p>1</text:p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50">
            <text:p>850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 office:value-type="float" office:value="1">
            <text:p>1</text:p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77">
            <text:p>777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768">
            <text:p>768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833">
            <text:p>833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 office:value-type="float" office:value="1">
            <text:p>1</text:p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1009">
            <text:p>1009</text:p>
          </table:table-cell>
          <table:table-cell office:value-type="float" office:value="1055">
            <text:p>1055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 office:value-type="float" office:value="1">
            <text:p>1</text:p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3599">
            <text:p>3599</text:p>
          </table:table-cell>
          <table:table-cell office:value-type="float" office:value="3795">
            <text:p>3795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 office:value-type="float" office:value="1">
            <text:p>1</text:p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184">
            <text:p>2184</text:p>
          </table:table-cell>
          <table:table-cell office:value-type="float" office:value="2269">
            <text:p>2269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 office:value-type="float" office:value="1">
            <text:p>1</text:p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55">
            <text:p>2155</text:p>
          </table:table-cell>
          <table:table-cell office:value-type="float" office:value="2225">
            <text:p>2225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784">
            <text:p>4784</text:p>
          </table:table-cell>
          <table:table-cell office:value-type="float" office:value="1">
            <text:p>1</text:p>
          </table:table-cell>
          <table:table-cell office:value-type="float" office:value="4687">
            <text:p>4687</text:p>
          </table:table-cell>
          <table:table-cell office:value-type="float" office:value="4896">
            <text:p>489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 office:value-type="float" office:value="1">
            <text:p>1</text:p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93">
            <text:p>1593</text:p>
          </table:table-cell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  <table:table-cell office:value-type="float" office:value="1647">
            <text:p>1647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 office:value-type="float" office:value="1">
            <text:p>1</text:p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3432">
            <text:p>3432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 office:value-type="float" office:value="1">
            <text:p>1</text:p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4029">
            <text:p>4029</text:p>
          </table:table-cell>
          <table:table-cell office:value-type="float" office:value="4165">
            <text:p>4165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 office:value-type="float" office:value="1">
            <text:p>1</text:p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86">
            <text:p>586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3082">
            <text:p>3082</text:p>
          </table:table-cell>
          <table:table-cell office:value-type="float" office:value="3175">
            <text:p>317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260">
            <text:p>12260</text:p>
          </table:table-cell>
          <table:table-cell office:value-type="float" office:value="1">
            <text:p>1</text:p>
          </table:table-cell>
          <table:table-cell office:value-type="float" office:value="12054">
            <text:p>12054</text:p>
          </table:table-cell>
          <table:table-cell office:value-type="float" office:value="12440">
            <text:p>1244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529">
            <text:p>529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1985">
            <text:p>1985</text:p>
          </table:table-cell>
          <table:table-cell office:value-type="float" office:value="2059">
            <text:p>2059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 office:value-type="float" office:value="1">
            <text:p>1</text:p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 office:value-type="float" office:value="1144">
            <text:p>1144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 office:value-type="float" office:value="1">
            <text:p>1</text:p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42">
            <text:p>542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 office:value-type="float" office:value="1">
            <text:p>1</text:p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 office:value-type="float" office:value="1">
            <text:p>1</text:p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69">
            <text:p>869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 office:value-type="float" office:value="1">
            <text:p>1</text:p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  <table:table-cell office:value-type="float" office:value="1119">
            <text:p>1119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 office:value-type="float" office:value="1">
            <text:p>1</text:p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923">
            <text:p>923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 office:value-type="float" office:value="1">
            <text:p>1</text:p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24">
            <text:p>1324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 office:value-type="float" office:value="1">
            <text:p>1</text:p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130">
            <text:p>11130</text:p>
          </table:table-cell>
          <table:table-cell office:value-type="float" office:value="1">
            <text:p>1</text:p>
          </table:table-cell>
          <table:table-cell office:value-type="float" office:value="11107">
            <text:p>11107</text:p>
          </table:table-cell>
          <table:table-cell office:value-type="float" office:value="11265">
            <text:p>1126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 office:value-type="float" office:value="1">
            <text:p>1</text:p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51">
            <text:p>8051</text:p>
          </table:table-cell>
          <table:table-cell office:value-type="float" office:value="1">
            <text:p>1</text:p>
          </table:table-cell>
          <table:table-cell office:value-type="float" office:value="8031">
            <text:p>8031</text:p>
          </table:table-cell>
          <table:table-cell office:value-type="float" office:value="8190">
            <text:p>8190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259">
            <text:p>19259</text:p>
          </table:table-cell>
          <table:table-cell office:value-type="float" office:value="19960">
            <text:p>1996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float" office:value="618">
            <text:p>618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 office:value-type="float" office:value="1">
            <text:p>1</text:p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434">
            <text:p>434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 office:value-type="float" office:value="1">
            <text:p>1</text:p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 office:value-type="float" office:value="1">
            <text:p>1</text:p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780">
            <text:p>780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 office:value-type="float" office:value="1">
            <text:p>1</text:p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2364">
            <text:p>2364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5">
            <text:p>605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7">
            <text:p>1327</text:p>
          </table:table-cell>
          <table:table-cell office:value-type="float" office:value="1">
            <text:p>1</text:p>
          </table:table-cell>
          <table:table-cell office:value-type="float" office:value="1325">
            <text:p>1325</text:p>
          </table:table-cell>
          <table:table-cell office:value-type="float" office:value="1355">
            <text:p>1355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 office:value-type="float" office:value="1">
            <text:p>1</text:p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54">
            <text:p>1954</text:p>
          </table:table-cell>
          <table:table-cell office:value-type="float" office:value="2014">
            <text:p>2014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 office:value-type="float" office:value="1">
            <text:p>1</text:p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1467">
            <text:p>1467</text:p>
          </table:table-cell>
          <table:table-cell office:value-type="float" office:value="1498">
            <text:p>1498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 office:value-type="float" office:value="1">
            <text:p>1</text:p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 office:value-type="float" office:value="1">
            <text:p>1</text:p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80">
            <text:p>4580</text:p>
          </table:table-cell>
          <table:table-cell table:formula="of:=IF(AND([.B447]&gt;[.E447];[.C447]=0);1;&quot;&quot;)">
            <text:p/>
          </table:table-cell>
          <table:table-cell table:formula="of:=IF(AND([.B447]&lt;=[.E447];[.C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office:value-type="float" office:value="2093">
            <text:p>2093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93">
            <text:p>1293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780">
            <text:p>778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8060">
            <text:p>806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 office:value-type="float" office:value="1">
            <text:p>1</text:p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512">
            <text:p>2512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67">
            <text:p>1667</text:p>
          </table:table-cell>
          <table:table-cell office:value-type="float" office:value="1721">
            <text:p>1721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1">
            <text:p>1431</text:p>
          </table:table-cell>
          <table:table-cell office:value-type="float" office:value="1">
            <text:p>1</text:p>
          </table:table-cell>
          <table:table-cell office:value-type="float" office:value="1422">
            <text:p>1422</text:p>
          </table:table-cell>
          <table:table-cell office:value-type="float" office:value="1428">
            <text:p>1428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04">
            <text:p>1504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51">
            <text:p>1551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 office:value-type="float" office:value="1">
            <text:p>1</text:p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3677">
            <text:p>3677</text:p>
          </table:table-cell>
          <table:table-cell office:value-type="float" office:value="3800">
            <text:p>380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 office:value-type="float" office:value="1">
            <text:p>1</text:p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78">
            <text:p>1278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 office:value-type="float" office:value="1">
            <text:p>1</text:p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4">
            <text:p>2654</text:p>
          </table:table-cell>
          <table:table-cell office:value-type="float" office:value="2756">
            <text:p>2756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 office:value-type="float" office:value="1">
            <text:p>1</text:p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3985">
            <text:p>3985</text:p>
          </table:table-cell>
          <table:table-cell office:value-type="float" office:value="4135">
            <text:p>4135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770">
            <text:p>577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 office:value-type="float" office:value="1">
            <text:p>1</text:p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office:value-type="float" office:value="1226">
            <text:p>1226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691">
            <text:p>2691</text:p>
          </table:table-cell>
          <table:table-cell office:value-type="float" office:value="1">
            <text:p>1</text:p>
          </table:table-cell>
          <table:table-cell office:value-type="float" office:value="2627">
            <text:p>2627</text:p>
          </table:table-cell>
          <table:table-cell office:value-type="float" office:value="2820">
            <text:p>2820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 office:value-type="float" office:value="1">
            <text:p>1</text:p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3195">
            <text:p>319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85">
            <text:p>4285</text:p>
          </table:table-cell>
          <table:table-cell office:value-type="float" office:value="1">
            <text:p>1</text:p>
          </table:table-cell>
          <table:table-cell office:value-type="float" office:value="4218">
            <text:p>4218</text:p>
          </table:table-cell>
          <table:table-cell office:value-type="float" office:value="4355">
            <text:p>435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46">
            <text:p>7546</text:p>
          </table:table-cell>
          <table:table-cell office:value-type="float" office:value="1">
            <text:p>1</text:p>
          </table:table-cell>
          <table:table-cell office:value-type="float" office:value="7471">
            <text:p>7471</text:p>
          </table:table-cell>
          <table:table-cell office:value-type="float" office:value="7712">
            <text:p>7712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 office:value-type="float" office:value="1">
            <text:p>1</text:p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88">
            <text:p>988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 office:value-type="float" office:value="1">
            <text:p>1</text:p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1049">
            <text:p>1049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  <table:table-cell office:value-type="float" office:value="2572">
            <text:p>2572</text:p>
          </table:table-cell>
          <table:table-cell office:value-type="float" office:value="2686">
            <text:p>2686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 office:value-type="float" office:value="1">
            <text:p>1</text:p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3110">
            <text:p>3110</text:p>
          </table:table-cell>
          <table:table-cell office:value-type="float" office:value="3255">
            <text:p>3255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 office:value-type="float" office:value="1">
            <text:p>1</text:p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5">
            <text:p>3735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3795">
            <text:p>379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05">
            <text:p>405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464">
            <text:p>464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10">
            <text:p>9810</text:p>
          </table:table-cell>
          <table:table-cell office:value-type="float" office:value="1">
            <text:p>1</text:p>
          </table:table-cell>
          <table:table-cell office:value-type="float" office:value="9540">
            <text:p>9540</text:p>
          </table:table-cell>
          <table:table-cell office:value-type="float" office:value="9950">
            <text:p>995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 office:value-type="float" office:value="1">
            <text:p>1</text:p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720">
            <text:p>3720</text:p>
          </table:table-cell>
          <table:table-cell office:value-type="float" office:value="3905">
            <text:p>390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35">
            <text:p>3835</text:p>
          </table:table-cell>
          <table:table-cell office:value-type="float" office:value="4000">
            <text:p>400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office:value-type="float" office:value="2376">
            <text:p>2376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72">
            <text:p>3372</text:p>
          </table:table-cell>
          <table:table-cell office:value-type="float" office:value="3365">
            <text:p>3365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290">
            <text:p>50290</text:p>
          </table:table-cell>
          <table:table-cell office:value-type="float" office:value="1">
            <text:p>1</text:p>
          </table:table-cell>
          <table:table-cell office:value-type="float" office:value="50454">
            <text:p>50454</text:p>
          </table:table-cell>
          <table:table-cell office:value-type="float" office:value="50830">
            <text:p>5083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952">
            <text:p>6952</text:p>
          </table:table-cell>
          <table:table-cell office:value-type="float" office:value="0">
            <text:p>0</text:p>
          </table:table-cell>
          <table:table-cell office:value-type="float" office:value="6911">
            <text:p>6911</text:p>
          </table:table-cell>
          <table:table-cell office:value-type="float" office:value="7125">
            <text:p>7125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1">
            <text:p>1</text:p>
          </table:table-cell>
          <table:table-cell office:value-type="float" office:value="6702">
            <text:p>6702</text:p>
          </table:table-cell>
          <table:table-cell office:value-type="float" office:value="6620">
            <text:p>662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</table:table-row>
        <table:table-row table:style-name="ro2">
          <table:table-cell table:number-columns-repeated="7"/>
          <table:table-cell table:formula="of:=SUM([.H2:.H484])" office:value-type="float" office:value="17">
            <text:p>17</text:p>
          </table:table-cell>
          <table:table-cell table:formula="of:=SUM([.I2:.I484])" office:value-type="float" office:value="94">
            <text:p>94</text:p>
          </table:table-cell>
          <table:table-cell table:formula="of:=SUM([.J2:.J484])" office:value-type="float" office:value="94">
            <text:p>94</text:p>
          </table:table-cell>
        </table:table-row>
        <table:table-row table:style-name="ro2">
          <table:table-cell table:number-columns-repeated="9"/>
          <table:table-cell table:formula="of:=([.J485]/([.H485]+[.I485]))*100" office:value-type="float" office:value="84.6846846846847">
            <text:p>84.6846846847</text:p>
          </table:table-cell>
        </table:table-row>
        <table:table-row table:style-name="ro2" table:number-rows-repeated="10480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0:44:47</dc:date>
    <dc:creator>debian </dc:creator>
    <meta:generator>LibreOffice/3.5$Linux_x86 LibreOffice_project/350m1$Build-2</meta:generator>
    <meta:editing-duration>PT5M42S</meta:editing-duration>
    <meta:editing-cycles>3</meta:editing-cycles>
    <meta:document-statistic meta:table-count="1" meta:cell-count="4844" meta:object-count="0"/>
  </office:meta>
</office:document-meta>
</file>